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78d2a" officeooo:paragraph-rsid="00078d2a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78d2a" officeooo:paragraph-rsid="00078d2a" style:font-size-asian="17.5pt" style:font-size-complex="20pt"/>
    </style:style>
    <style:style style:name="P3" style:family="paragraph" style:parent-style-name="Standard">
      <style:text-properties fo:font-size="18pt" officeooo:rsid="00078d2a" officeooo:paragraph-rsid="00078d2a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6pt" officeooo:rsid="00078d2a" officeooo:paragraph-rsid="00078d2a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2pt" officeooo:rsid="00078d2a" officeooo:paragraph-rsid="00078d2a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84eb5" officeooo:paragraph-rsid="00084eb5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8ca3d" officeooo:paragraph-rsid="0008ca3d" style:font-size-asian="10.5pt" style:font-size-complex="12pt"/>
    </style:style>
    <style:style style:name="T1" style:family="text">
      <style:text-properties fo:font-size="12pt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entidades</text:p>
      <text:p text:style-name="P2"/>
      <text:p text:style-name="P4">1. Qué es una identidad en una DTD</text:p>
      <text:p text:style-name="P4"/>
      <text:p text:style-name="P5">Las entidades se usan para definir atajos para caracteres especiales en documentos XML. Las entidades pueden ser de cuatro tipos: Entidades integradas,entidades de carácter,entidades generales,entidades de parámetro.</text:p>
      <text:p text:style-name="P5"/>
      <text:p text:style-name="P5"/>
      <text:p text:style-name="P5"/>
      <text:p text:style-name="P4">2. Tipos de Entidades:</text:p>
      <text:p text:style-name="P4"/>
      <text:p text:style-name="P4">EXTERNA:</text:p>
      <text:p text:style-name="P4"><text:span text:style-name="T1"/></text:p>
      <text:p text:style-name="P4"><text:span text:style-name="T1">Si una identidad se declara fuera del DTD se denomina entidad externa. Se puede referir una entidad externa usando identificadores de sistema o bien identificadores públicos.</text:span></text:p>
      <text:p text:style-name="P4"><text:span text:style-name="T1"/></text:p>
      <text:p text:style-name="P4"><text:span text:style-name="T1">Sintaxis: &lt;!ENTITY name SYSTEM “URI/URL”&gt;</text:span></text:p>
      <text:p text:style-name="P4"><text:span text:style-name="T1"/></text:p>
      <text:p text:style-name="P4">INTEGRADA:</text:p>
      <text:p text:style-name="P5"/>
      <text:p text:style-name="P6">Todos los analizadores XML deben ser compatibles con entidades integradas. Normalmente , se pueden usar las normas en cualquier lugar. Son: </text:p>
      <text:p text:style-name="P6"/>
      <text:p text:style-name="P6">ampersand(significa ‘y’): &amp;amp; </text:p>
      <text:p text:style-name="P6"/>
      <text:p text:style-name="P6">Single quote(significa comillas simples): &amp;apos;</text:p>
      <text:p text:style-name="P6"/>
      <text:p text:style-name="P6">Mejor que: <text:s/>&amp;gt;</text:p>
      <text:p text:style-name="P6"/>
      <text:p text:style-name="P6">Menos que: &amp;lt;</text:p>
      <text:p text:style-name="P6"/>
      <text:p text:style-name="P6">Double quote(significa comillas altas/inglesas) : &amp;quot;</text:p>
      <text:p text:style-name="P6"/>
      <text:p text:style-name="P6"/>
      <text:p text:style-name="P4">DE CARÁCTER:</text:p>
      <text:p text:style-name="P5"/>
      <text:p text:style-name="P6">Se usas para nombrar alguna de las entidades que son representaciones simbólicas de información , caracteres que son difícilmente o imposibles de escribir, se pueden substituir por entidades de carácter.</text:p>
      <text:p text:style-name="P6"/>
      <text:p text:style-name="P4">GENERALES:</text:p>
      <text:p text:style-name="P4"/>
      <text:p text:style-name="P6">Se deben declarar en el DTD antes de que se puedan usar en el documento XML. En vez de representar un solo carácter, las entidades generales pueden representar caracteres, párrafos, y hasta documentos enteros. </text:p>
      <text:p text:style-name="P6"/>
      <text:p text:style-name="P6">Sintaxis: <text:s/>&lt;!ENTITY ename “text”&gt;</text:p>
      <text:p text:style-name="P4"><text:soft-page-break/>DE PARÁMETRO:</text:p>
      <text:p text:style-name="P4"/>
      <text:p text:style-name="P4"/>
      <text:p text:style-name="P7">Se usan para crear secciones de texto de recambio reutilizables. </text:p>
      <text:p text:style-name="P7"/>
      <text:p text:style-name="P7">Sintaxis : &lt;!ENTITY % ename “entity_value”&gt;</text:p>
      <text:p text:style-name="P5"/>
      <text:p text:style-name="P5"/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2:33:56.347000000</meta:creation-date>
    <dc:date>2019-04-10T13:00:03.975000000</dc:date>
    <meta:editing-duration>PT2M46S</meta:editing-duration>
    <meta:editing-cycles>1</meta:editing-cycles>
    <meta:document-statistic meta:table-count="0" meta:image-count="0" meta:object-count="0" meta:page-count="2" meta:paragraph-count="22" meta:word-count="204" meta:character-count="1421" meta:non-whitespace-character-count="1233"/>
    <meta:generator>LibreOffice/6.2.2.2$Windows_X86_64 LibreOffice_project/2b840030fec2aae0fd2658d8d4f9548af4e3518d</meta:generator>
  </office:meta>
</office:document-meta>
</file>